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0FE0000098337262A9F.svm"/>
  <manifest:file-entry manifest:media-type="" manifest:full-path="Pictures/200000070000241300001C5339636EDA.svm"/>
  <manifest:file-entry manifest:media-type="" manifest:full-path="Pictures/200000070000458F00002F22FDD23629.svm"/>
  <manifest:file-entry manifest:media-type="" manifest:full-path="Pictures/200000070000124C00000FD1DFB88730.svm"/>
  <manifest:file-entry manifest:media-type="" manifest:full-path="Pictures/2000000700006B130000522BC8906AF1.svm"/>
  <manifest:file-entry manifest:media-type="" manifest:full-path="Pictures/2000000700005D5500002FA6E4022292.svm"/>
  <manifest:file-entry manifest:media-type="" manifest:full-path="Pictures/2000000700000B1000000D3C9696B829.svm"/>
  <manifest:file-entry manifest:media-type="" manifest:full-path="Pictures/200000070000334400000BC9213BBC0C.svm"/>
  <manifest:file-entry manifest:media-type="" manifest:full-path="Pictures/20000007000012670000094E3BBDD6B7.svm"/>
  <manifest:file-entry manifest:media-type="" manifest:full-path="Pictures/200000070000654A00001DFA99D7081C.svm"/>
  <manifest:file-entry manifest:media-type="" manifest:full-path="Pictures/200000070000458F00002F3C268C97B9.svm"/>
  <manifest:file-entry manifest:media-type="" manifest:full-path="Pictures/2000000700007B4E00004663EA0972B8.svm"/>
  <manifest:file-entry manifest:media-type="" manifest:full-path="Pictures/20000007000072EF00003767AB91AA15.svm"/>
  <manifest:file-entry manifest:media-type="" manifest:full-path="Pictures/2000000700007009000018CF1E699E3E.svm"/>
  <manifest:file-entry manifest:media-type="" manifest:full-path="Pictures/200000070000397800001C1E22C3D76A.svm"/>
  <manifest:file-entry manifest:media-type="" manifest:full-path="Pictures/200000070000506A00003060FECA90C3.svm"/>
  <manifest:file-entry manifest:media-type="" manifest:full-path="Pictures/20000007000055C900002FC1D6567C3E.svm"/>
  <manifest:file-entry manifest:media-type="" manifest:full-path="Pictures/200000070000335F00000BE42E47A5E7.svm"/>
  <manifest:file-entry manifest:media-type="" manifest:full-path="Pictures/20000007000030C900000AF6C2E718A0.svm"/>
  <manifest:file-entry manifest:media-type="" manifest:full-path="Pictures/2000000700007B330000462E9A8752A2.svm"/>
  <manifest:file-entry manifest:media-type="" manifest:full-path="Pictures/20000007000011440000099E6C1D22CA.svm"/>
  <manifest:file-entry manifest:media-type="" manifest:full-path="Pictures/200000070000552B00000350C4320E4E.svm"/>
  <manifest:file-entry manifest:media-type="" manifest:full-path="Pictures/2000000700007B190000462EF809B20B.svm"/>
  <manifest:file-entry manifest:media-type="" manifest:full-path="Pictures/200000070000364400000F4DB04829CC.svm"/>
  <manifest:file-entry manifest:media-type="" manifest:full-path="Pictures/2000000700007AFE000017FBAF24CC58.svm"/>
  <manifest:file-entry manifest:media-type="" manifest:full-path="Pictures/20000007000010F4000010A5B889B467.svm"/>
  <manifest:file-entry manifest:media-type="" manifest:full-path="Pictures/2000000700007AFE000046497D3746D1.svm"/>
  <manifest:file-entry manifest:media-type="" manifest:full-path="Pictures/200000070000124C00000FD13204FCEB.svm"/>
  <manifest:file-entry manifest:media-type="" manifest:full-path="Pictures/2000000700001D90000003EEEB69AB65.svm"/>
  <manifest:file-entry manifest:media-type="" manifest:full-path="Pictures/200000070000156600000723D1654F92.svm"/>
  <manifest:file-entry manifest:media-type="" manifest:full-path="Pictures/2000000700007B190000462E4C7AAF45.svm"/>
  <manifest:file-entry manifest:media-type="" manifest:full-path="Pictures/2000000700007B1900004649E4040C6A.svm"/>
  <manifest:file-entry manifest:media-type="" manifest:full-path="Pictures/200000070000335F00000D8BEC6A3FC0.svm"/>
  <manifest:file-entry manifest:media-type="" manifest:full-path="Pictures/2000000700007AFE00004663D5CAC527.svm"/>
  <manifest:file-entry manifest:media-type="" manifest:full-path="Pictures/2000000700002ED300000983E836219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">
      <style:paragraph-properties fo:margin-left="0cm" fo:margin-right="0cm" fo:text-indent="0.979cm" style:auto-text-indent="false" style:page-number="auto"/>
      <style:text-properties style:font-name="Arial" style:text-underline-style="solid" style:text-underline-width="auto" style:text-underline-color="font-color"/>
    </style:style>
    <style:style style:name="P4" style:family="paragraph" style:parent-style-name="Standard">
      <style:paragraph-properties fo:margin-left="0cm" fo:margin-right="0cm" fo:text-indent="0.979cm" style:auto-text-indent="false"/>
    </style:style>
    <style:style style:name="P5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6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/>
    </style:style>
    <style:style style:name="P7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/>
    </style:style>
    <style:style style:name="P10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bold" style:font-weight-asian="bold" style:font-weight-complex="bold"/>
    </style:style>
    <style:style style:name="P11" style:family="paragraph" style:parent-style-name="Standard">
      <style:paragraph-properties fo:margin-left="0cm" fo:margin-right="0cm" fo:text-indent="0.979cm" style:auto-text-indent="false"/>
      <style:text-properties style:font-name="Arial"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.979cm" style:auto-text-indent="false"/>
      <style:text-properties style:font-name="Arial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indent="0.979cm" style:auto-text-indent="false"/>
      <style:text-properties style:font-name="Arial" fo:font-weight="normal" style:font-weight-asian="normal" style:font-weight-complex="normal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text-indent="0.993cm" style:auto-text-indent="false" style:page-number="auto"/>
      <style:text-properties style:font-name="Arial"/>
    </style:style>
    <style:style style:name="P15" style:family="paragraph" style:parent-style-name="Standard" style:master-page-name="">
      <style:paragraph-properties fo:margin-left="0cm" fo:margin-right="0cm" fo:text-align="center" style:justify-single-word="false" fo:text-indent="-0.023cm" style:auto-text-indent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6" style:family="paragraph" style:parent-style-name="Standard" style:master-page-name="">
      <style:paragraph-properties fo:margin-left="0cm" fo:margin-right="0cm" fo:text-indent="0.97cm" style:auto-text-indent="false" style:page-number="auto"/>
      <style:text-properties style:font-name="Arial" fo:font-weight="normal" style:font-weight-asian="normal" style:font-weight-complex="normal"/>
    </style:style>
    <style:style style:name="P17" style:family="paragraph" style:parent-style-name="Standard" style:list-style-name="L2"/>
    <style:style style:name="P18" style:family="paragraph" style:parent-style-name="Standard" style:list-style-name="L2">
      <style:text-properties style:font-name="Arial"/>
    </style:style>
    <style:style style:name="P19" style:family="paragraph" style:parent-style-name="Standard" style:list-style-name="L3">
      <style:text-properties style:font-name="Arial"/>
    </style:style>
    <style:style style:name="P20" style:family="paragraph" style:parent-style-name="Standard" style:list-style-name="L3"/>
    <style:style style:name="P21" style:family="paragraph" style:parent-style-name="Standard">
      <style:paragraph-properties fo:margin-left="0cm" fo:margin-right="0cm" fo:text-indent="0.979cm" style:auto-text-indent="false"/>
      <style:text-properties style:font-name="Arial"/>
    </style:style>
    <style:style style:name="P22" style:family="paragraph" style:parent-style-name="Standard" style:list-style-name="L1">
      <style:paragraph-properties fo:margin-left="0cm" fo:margin-right="0cm" fo:text-indent="0.979cm" style:auto-text-indent="false"/>
      <style:text-properties style:font-name="Arial"/>
    </style:style>
    <style:style style:name="P23" style:family="paragraph" style:parent-style-name="Standard" style:list-style-name="L4">
      <style:paragraph-properties fo:margin-left="0cm" fo:margin-right="0cm" fo:text-indent="0.979cm" style:auto-text-indent="false"/>
      <style:text-properties style:font-name="Arial"/>
    </style:style>
    <style:style style:name="P24" style:family="paragraph" style:parent-style-name="Standard" style:list-style-name="L5">
      <style:paragraph-properties fo:margin-left="0cm" fo:margin-right="0cm" fo:text-indent="0.979cm" style:auto-text-indent="false"/>
      <style:text-properties style:font-name="Arial"/>
    </style:style>
    <style:style style:name="P25" style:family="paragraph" style:parent-style-name="Standard" style:list-style-name="L6">
      <style:paragraph-properties fo:margin-left="0cm" fo:margin-right="0cm" fo:text-indent="0.979cm" style:auto-text-indent="false"/>
      <style:text-properties style:font-name="Arial"/>
    </style:style>
    <style:style style:name="P26" style:family="paragraph" style:parent-style-name="Standard" style:list-style-name="L7">
      <style:paragraph-properties fo:margin-left="0cm" fo:margin-right="0cm" fo:text-indent="0.979cm" style:auto-text-indent="false"/>
      <style:text-properties style:font-name="Arial"/>
    </style:style>
    <style:style style:name="P27" style:family="paragraph" style:parent-style-name="Standard" style:list-style-name="L8">
      <style:paragraph-properties fo:margin-left="0cm" fo:margin-right="0cm" fo:text-indent="0.979cm" style:auto-text-indent="false"/>
      <style:text-properties style:font-name="Arial"/>
    </style:style>
    <style:style style:name="P28" style:family="paragraph" style:parent-style-name="Standard" style:list-style-name="L9">
      <style:paragraph-properties fo:margin-left="0cm" fo:margin-right="0cm" fo:text-indent="0.979cm" style:auto-text-indent="false"/>
      <style:text-properties style:font-name="Arial"/>
    </style:style>
    <style:style style:name="P29" style:family="paragraph" style:parent-style-name="Standard" style:list-style-name="L10">
      <style:paragraph-properties fo:margin-left="0cm" fo:margin-right="0cm" fo:text-indent="0.979cm" style:auto-text-indent="false"/>
      <style:text-properties style:font-name="Arial"/>
    </style:style>
    <style:style style:name="P30" style:family="paragraph" style:parent-style-name="Standard" style:list-style-name="L11">
      <style:paragraph-properties fo:margin-left="0cm" fo:margin-right="0cm" fo:text-indent="0.979cm" style:auto-text-indent="false"/>
      <style:text-properties style:font-name="Arial"/>
    </style:style>
    <style:style style:name="P31" style:family="paragraph" style:parent-style-name="Standard" style:list-style-name="L12">
      <style:paragraph-properties fo:margin-left="0cm" fo:margin-right="0cm" fo:text-indent="0.979cm" style:auto-text-indent="false"/>
      <style:text-properties style:font-name="Arial"/>
    </style:style>
    <style:style style:name="P32" style:family="paragraph" style:parent-style-name="Standard" style:list-style-name="L13">
      <style:paragraph-properties fo:margin-left="0cm" fo:margin-right="0cm" fo:text-indent="0.979cm" style:auto-text-indent="false"/>
      <style:text-properties style:font-name="Arial"/>
    </style:style>
    <style:style style:name="P33" style:family="paragraph" style:parent-style-name="Standard" style:list-style-name="L14">
      <style:paragraph-properties fo:margin-left="0cm" fo:margin-right="0cm" fo:text-indent="0.979cm" style:auto-text-indent="false"/>
      <style:text-properties style:font-name="Arial"/>
    </style:style>
    <style:style style:name="P34" style:family="paragraph" style:parent-style-name="Standard" style:list-style-name="L15">
      <style:paragraph-properties fo:margin-left="0cm" fo:margin-right="0cm" fo:text-indent="0.979cm" style:auto-text-indent="false"/>
      <style:text-properties style:font-name="Arial"/>
    </style:style>
    <style:style style:name="P35" style:family="paragraph" style:parent-style-name="Standard" style:list-style-name="L16">
      <style:paragraph-properties fo:margin-left="0cm" fo:margin-right="0cm" fo:text-indent="0.979cm" style:auto-text-indent="false"/>
      <style:text-properties style:font-name="Arial"/>
    </style:style>
    <style:style style:name="P36" style:family="paragraph" style:parent-style-name="Standard" style:list-style-name="L17">
      <style:paragraph-properties fo:margin-left="0cm" fo:margin-right="0cm" fo:text-indent="0.979cm" style:auto-text-indent="false"/>
      <style:text-properties style:font-name="Arial"/>
    </style:style>
    <style:style style:name="P37" style:family="paragraph" style:parent-style-name="Standard" style:list-style-name="L18">
      <style:paragraph-properties fo:margin-left="0cm" fo:margin-right="0cm" fo:text-indent="0.979cm" style:auto-text-indent="false"/>
      <style:text-properties style:font-name="Arial"/>
    </style:style>
    <style:style style:name="P38" style:family="paragraph" style:parent-style-name="Standard" style:list-style-name="L19">
      <style:paragraph-properties fo:margin-left="0cm" fo:margin-right="0cm" fo:text-indent="0.979cm" style:auto-text-indent="false"/>
      <style:text-properties style:font-name="Arial"/>
    </style:style>
    <style:style style:name="P39" style:family="paragraph" style:parent-style-name="Standard">
      <style:paragraph-properties fo:margin-left="0cm" fo:margin-right="0cm" fo:text-indent="0.979cm" style:auto-text-indent="false"/>
      <style:text-properties style:font-name="Arial" fo:font-weight="normal" style:font-weight-asian="normal" style:font-weight-complex="normal"/>
    </style:style>
    <style:style style:name="P40" style:family="paragraph" style:parent-style-name="Standard">
      <style:paragraph-properties fo:margin-left="0cm" fo:margin-right="0cm" fo:text-indent="0.979cm" style:auto-text-indent="false"/>
      <style:text-properties style:font-name="Arial" fo:font-weight="bold" style:font-weight-asian="bold" style:font-weight-complex="bold"/>
    </style:style>
    <style:style style:name="P41" style:family="paragraph" style:parent-style-name="Standard">
      <style:paragraph-properties fo:margin-left="0cm" fo:margin-right="0cm" fo:text-indent="0.979cm" style:auto-text-indent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2" style:family="paragraph" style:parent-style-name="Standard" style:list-style-name="L14" style:master-page-name="">
      <style:paragraph-properties fo:margin-left="0cm" fo:margin-right="0cm" fo:text-indent="0.979cm" style:auto-text-indent="false" style:page-number="auto"/>
      <style:text-properties style:font-name="Arial"/>
    </style:style>
    <style:style style:name="P43" style:family="paragraph" style:parent-style-name="Standard" style:list-style-name="L7">
      <style:paragraph-properties fo:margin-left="0cm" fo:margin-right="0cm" fo:text-indent="0cm" style:auto-text-indent="false"/>
      <style:text-properties style:font-name="Arial"/>
    </style:style>
    <style:style style:name="P44" style:family="paragraph" style:parent-style-name="Standard" style:list-style-name="L14" style:master-page-name="">
      <style:paragraph-properties fo:margin-left="0.993cm" fo:margin-right="0cm" fo:text-indent="1.037cm" style:auto-text-indent="false" style:page-number="auto"/>
      <style:text-properties style:font-name="Arial"/>
    </style:style>
    <style:style style:name="P45" style:family="paragraph" style:parent-style-name="Standard" style:list-style-name="L14">
      <style:paragraph-properties fo:margin-left="0.993cm" fo:margin-right="0cm" fo:text-indent="1.037cm" style:auto-text-indent="false"/>
      <style:text-properties style:font-name="Arial" fo:font-weight="normal" style:font-weight-asian="normal" style:font-weight-complex="normal"/>
    </style:style>
    <style:style style:name="P46" style:family="paragraph" style:parent-style-name="Standard" style:list-style-name="L15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47" style:family="paragraph" style:parent-style-name="Standard" style:list-style-name="L17" style:master-page-name="">
      <style:paragraph-properties fo:margin-left="0.993cm" fo:margin-right="0cm" fo:text-indent="1.014cm" style:auto-text-indent="false" style:page-number="auto"/>
      <style:text-properties style:font-name="Arial"/>
    </style:style>
    <style:style style:name="P48" style:family="paragraph" style:parent-style-name="Standard" style:list-style-name="L16" style:master-page-name="">
      <style:paragraph-properties fo:margin-left="0.97cm" fo:margin-right="0cm" fo:text-indent="0.993cm" style:auto-text-indent="false" style:page-number="auto"/>
      <style:text-properties style:font-name="Arial"/>
    </style:style>
    <style:style style:name="P49" style:family="paragraph" style:parent-style-name="Standard" style:list-style-name="L17" style:master-page-name="">
      <style:paragraph-properties fo:margin-left="0.993cm" fo:margin-right="0cm" fo:text-indent="0.993cm" style:auto-text-indent="false" style:page-number="auto"/>
      <style:text-properties style:font-name="Arial"/>
    </style:style>
    <style:style style:name="P50" style:family="paragraph" style:parent-style-name="Standard" style:list-style-name="L18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51" style:family="paragraph" style:parent-style-name="Standard" style:list-style-name="L19" style:master-page-name="">
      <style:paragraph-properties fo:margin-left="1.014cm" fo:margin-right="0cm" fo:text-indent="0.979cm" style:auto-text-indent="false" style:page-number="auto"/>
      <style:text-properties style:font-name="Arial"/>
    </style:style>
    <style:style style:name="P52" style:family="paragraph" style:parent-style-name="Standard" style:list-style-name="L14" style:master-page-name="">
      <style:paragraph-properties fo:margin-left="0.993cm" fo:margin-right="0cm" fo:text-indent="0.979cm" style:auto-text-indent="false" style:page-number="auto"/>
      <style:text-properties style:font-name="Arial"/>
    </style:style>
    <style:style style:name="P53" style:family="paragraph" style:parent-style-name="Standard" style:list-style-name="L14" style:master-page-name="">
      <style:paragraph-properties fo:margin-left="-0.023cm" fo:margin-right="0cm" fo:text-indent="1.037cm" style:auto-text-indent="false" style:page-number="auto"/>
      <style:text-properties style:font-name="Arial" fo:font-weight="normal" style:font-weight-asian="normal" style:font-weight-complex="normal"/>
    </style:style>
    <style:style style:name="P54" style:family="paragraph" style:parent-style-name="Standard" style:list-style-name="L14">
      <style:paragraph-properties fo:margin-left="-0.023cm" fo:margin-right="0cm" fo:text-indent="1.037cm" style:auto-text-indent="false"/>
      <style:text-properties style:font-name="Arial" style:text-underline-style="none" fo:font-weight="normal" style:font-weight-asian="normal" style:font-weight-complex="normal"/>
    </style:style>
    <style:style style:name="P55" style:family="paragraph" style:parent-style-name="Standard" style:master-page-name="">
      <style:paragraph-properties fo:margin-left="0cm" fo:margin-right="0cm" fo:text-indent="0.993cm" style:auto-text-indent="false" style:page-number="auto"/>
      <style:text-properties style:font-name="Arial"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/>
    </style:style>
    <style:style style:name="T3" style:family="text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font-name="Arial" style:text-underline-style="none" fo:font-weight="normal" style:font-weight-asian="normal" style:font-weight-complex="norm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variant="normal" fo:text-transform="none" fo:color="#24292e" fo:font-size="12pt" fo:letter-spacing="normal" fo:font-style="normal" fo:font-weight="normal"/>
    </style:style>
    <style:style style:name="T7" style:family="text">
      <style:text-properties fo:font-variant="normal" fo:text-transform="none" fo:color="#24292e" fo:font-size="12pt" fo:letter-spacing="normal" fo:font-style="normal" style:text-underline-style="solid" style:text-underline-width="auto" style:text-underline-color="font-color" fo:font-weight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odot Database Manager</text:p>
      <text:p text:style-name="P1"/>
      <text:p text:style-name="P3">Description:</text:p>
      <text:p text:style-name="P6"/>
      <text:p text:style-name="P4"><text:span text:style-name="T3">Godot Database Manager</text:span><text:span text:style-name="T2"> is a plugin for </text:span><text:span text:style-name="T3">Godot Game Engine</text:span><text:span text:style-name="T4"> (</text:span><text:a xlink:type="simple" xlink:href="https://godotengine.org/" text:style-name="Internet_20_link" text:visited-style-name="Visited_20_Internet_20_Link">https://godotengine.org/</text:a><text:span text:style-name="T4">)</text:span><text:span text:style-name="T2"> that can create local databases stored in JSON files.</text:span></text:p>
      <text:p text:style-name="P5"/>
      <text:p text:style-name="P5"/>
      <text:p text:style-name="P6">Installation:</text:p>
      <text:p text:style-name="P6"/>
      <text:p text:style-name="P5">There are two ways to download and install the plugin into your project.</text:p>
      <text:p text:style-name="P5"/>
      <text:list xml:id="list8092428476230781227" text:style-name="L1">
        <text:list-item>
          <text:list>
            <text:list-item>
              <text:p text:style-name="P22">Directly in the <text:span text:style-name="T1">Godot Game Engine</text:span>'s editor through <text:span text:style-name="T1">Godot Asset Library</text:span>:</text:p>
            </text:list-item>
          </text:list>
        </text:list-item>
      </text:list>
      <text:list xml:id="list6092030118950038557" text:style-name="L2">
        <text:list-item>
          <text:list>
            <text:list-item>
              <text:p text:style-name="P17"><text:span text:style-name="T2">Open </text:span><text:span text:style-name="T5">Godot Game Engine</text:span><text:span text:style-name="T2"> editor and access the AssetLib.</text:span></text:p>
            </text:list-item>
          </text:list>
        </text:list-item>
      </text:list>
      <text:p text:style-name="Standard"><draw:frame draw:style-name="fr1" draw:name="graphics1" text:anchor-type="paragraph" svg:width="7.569cm" svg:height="1.005cm" draw:z-index="0"><draw:image xlink:href="Pictures/2000000700001D90000003EEEB69AB65.svm" xlink:type="simple" xlink:show="embed" xlink:actuate="onLoad"/></draw:frame><draw:frame draw:style-name="fr2" draw:name="graphics2" text:anchor-type="paragraph" svg:x="0cm" svg:y="2.018cm" svg:width="19.001cm" svg:height="4.207cm" draw:z-index="1"><draw:image xlink:href="Pictures/2000000700007009000018CF1E699E3E.svm" xlink:type="simple" xlink:show="embed" xlink:actuate="onLoad"/></draw:frame></text:p>
      <text:list xml:id="list36486667" text:continue-numbering="true" text:style-name="L2">
        <text:list-item>
          <text:list>
            <text:list-item>
              <text:p text:style-name="P18">Search for “<text:span text:style-name="T1">Godot Database Manager</text:span>” and click on it.</text:p>
            </text:list-item>
          </text:list>
        </text:list-item>
      </text:list>
      <text:p text:style-name="Standard"/>
      <text:list xml:id="list36497047" text:continue-numbering="true" text:style-name="L2">
        <text:list-item>
          <text:list>
            <text:list-item>
              <text:p text:style-name="P18">Click on the “Download” button.</text:p>
            </text:list-item>
          </text:list>
        </text:list-item>
      </text:list>
      <text:p text:style-name="P1"><draw:frame draw:style-name="fr3" draw:name="graphics3" text:anchor-type="paragraph" svg:width="19.001cm" svg:height="9.158cm" draw:z-index="2"><draw:image xlink:href="Pictures/20000007000072EF00003767AB91AA15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6501159" text:continue-numbering="true" text:style-name="L2">
        <text:list-item>
          <text:list>
            <text:list-item>
              <text:p text:style-name="P18"><text:soft-page-break/>After the download is complete, click on the “Install...” button.</text:p>
            </text:list-item>
          </text:list>
        </text:list-item>
      </text:list>
      <text:p text:style-name="Standard"><draw:frame draw:style-name="fr1" draw:name="graphics4" text:anchor-type="paragraph" svg:width="13.892cm" svg:height="3.918cm" draw:z-index="3"><draw:image xlink:href="Pictures/200000070000364400000F4DB04829CC.svm" xlink:type="simple" xlink:show="embed" xlink:actuate="onLoad"/></draw:frame></text:p>
      <text:p text:style-name="P14"><draw:frame draw:style-name="fr3" draw:name="graphics5" text:anchor-type="paragraph" svg:width="19.001cm" svg:height="10.361cm" draw:z-index="4"><draw:image xlink:href="Pictures/2000000700006B130000522BC8906AF1.svm" xlink:type="simple" xlink:show="embed" xlink:actuate="onLoad"/></draw:frame></text:p>
      <text:list xml:id="list36474605" text:continue-list="list8092428476230781227" text:style-name="L1">
        <text:list-item>
          <text:list>
            <text:list-item>
              <text:p text:style-name="P22">Download it from Github</text:p>
            </text:list-item>
          </text:list>
        </text:list-item>
      </text:list>
      <text:list xml:id="list3185646804858966003" text:style-name="L3">
        <text:list-item>
          <text:list>
            <text:list-item>
              <text:p text:style-name="P20"><text:span text:style-name="T2">You can download it from: </text:span><text:a xlink:type="simple" xlink:href="https://github.com/radubolovan/Godot-Database-Manager" text:style-name="Internet_20_link" text:visited-style-name="Visited_20_Internet_20_Link"><text:span text:style-name="T2">https://github.com/radubolovan/Godot-Database-Manager</text:span></text:a><text:span text:style-name="T2"> </text:span></text:p>
            </text:list-item>
            <text:list-item>
              <text:p text:style-name="P19">Choose the branch you want and download the archive</text:p>
            </text:list-item>
          </text:list>
        </text:list-item>
      </text:list>
      <text:p text:style-name="P1"><draw:frame draw:style-name="fr4" draw:name="graphics6" text:anchor-type="paragraph" svg:width="19.001cm" svg:height="5.623cm" draw:z-index="5"><draw:image xlink:href="Pictures/200000070000654A00001DFA99D7081C.svm" xlink:type="simple" xlink:show="embed" xlink:actuate="onLoad"/></draw:frame></text:p>
      <text:list xml:id="list36502874" text:continue-numbering="true" text:style-name="L3">
        <text:list-item>
          <text:list>
            <text:list-item>
              <text:p text:style-name="P19"><text:span text:style-name="T6">Copy the "</text:span><text:span text:style-name="T7">addons/godot_db_manager</text:span><text:span text:style-name="T6">" directory (folder) into your project.</text:span>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Activation:</text:p>
      <text:p text:style-name="P9"/>
      <text:p text:style-name="P5">From <text:span text:style-name="T1">Godot Game Engine</text:span>'s editor, access “Project-&gt;Project Settings...”</text:p>
      <text:p text:style-name="P5"><draw:frame draw:style-name="fr1" draw:name="graphics8" text:anchor-type="paragraph" svg:width="9.236cm" svg:height="7.251cm" draw:z-index="7"><draw:image xlink:href="Pictures/200000070000241300001C5339636EDA.svm" xlink:type="simple" xlink:show="embed" xlink:actuate="onLoad"/></draw:frame></text:p>
      <text:p text:style-name="P5">… and activate it.</text:p>
      <text:p text:style-name="P5"><draw:frame draw:style-name="fr5" draw:name="graphics7" text:anchor-type="paragraph" svg:width="19.001cm" svg:height="9.698cm" draw:z-index="6"><draw:image xlink:href="Pictures/2000000700005D5500002FA6E4022292.svm" xlink:type="simple" xlink:show="embed" xlink:actuate="onLoad"/></draw:frame></text:p>
      <text:p text:style-name="P6">Launching the plugin:</text:p>
      <text:p text:style-name="P5"><draw:frame draw:style-name="fr4" draw:name="graphics9" text:anchor-type="paragraph" svg:width="12.993cm" svg:height="6.357cm" draw:z-index="8"><draw:image xlink:href="Pictures/200000070000397800001C1E22C3D76A.svm" xlink:type="simple" xlink:show="embed" xlink:actuate="onLoad"/></draw:frame></text:p>
      <text:p text:style-name="P5"/>
      <text:p text:style-name="P6"><text:soft-page-break/>The main interface:</text:p>
      <text:p text:style-name="P5"/>
      <text:p text:style-name="P5">When you open the plugin's interface for the first time, it should look like the image below.</text:p>
      <text:p text:style-name="P5"><draw:frame draw:style-name="fr3" draw:name="graphics10" text:anchor-type="paragraph" svg:width="19.001cm" svg:height="10.859cm" draw:z-index="9"><draw:image xlink:href="Pictures/2000000700007AFE000046497D3746D1.svm" xlink:type="simple" xlink:show="embed" xlink:actuate="onLoad"/></draw:frame></text:p>
      <text:p text:style-name="P9">Close button</text:p>
      <text:p text:style-name="P5">By clicking on it, will close the plugin's interface.</text:p>
      <text:p text:style-name="P5"/>
      <text:p text:style-name="P9">Menu</text:p>
      <text:list xml:id="list7913475625980433593" text:style-name="L4">
        <text:list-item>
          <text:p text:style-name="P23">File menu</text:p>
          <text:list>
            <text:list-item>
              <text:p text:style-name="P23"><draw:frame draw:style-name="fr6" draw:name="graphics11" text:anchor-type="paragraph" svg:width="2.833cm" svg:height="3.388cm" draw:z-index="10"><draw:image xlink:href="Pictures/2000000700000B1000000D3C9696B829.svm" xlink:type="simple" xlink:show="embed" xlink:actuate="onLoad"/></draw:frame>“New DB”: creates a new database</text:p>
            </text:list-item>
            <text:list-item>
              <text:p text:style-name="P23">“Load DB”: loads a database from a JSON file</text:p>
            </text:list-item>
            <text:list-item>
              <text:p text:style-name="P23">“Save DB”: saves the current database to a JSON file</text:p>
            </text:list-item>
            <text:list-item>
              <text:p text:style-name="P23">“Save DB As ...”: saves the current database to a different JSON file</text:p>
            </text:list-item>
          </text:list>
        </text:list-item>
      </text:list>
      <text:p text:style-name="P5"/>
      <text:list xml:id="list36477744" text:continue-numbering="true" text:style-name="L4">
        <text:list-item>
          <text:p text:style-name="P23">Options menu</text:p>
        </text:list-item>
      </text:list>
      <text:list xml:id="list8700330925839694785" text:style-name="L5">
        <text:list-item>
          <text:list>
            <text:list-item>
              <text:p text:style-name="P24"><draw:frame draw:style-name="fr6" draw:name="graphics12" text:anchor-type="paragraph" svg:width="5.479cm" svg:height="1.827cm" draw:z-index="11"><draw:image xlink:href="Pictures/200000070000156600000723D1654F92.svm" xlink:type="simple" xlink:show="embed" xlink:actuate="onLoad"/></draw:frame>“Autosave on close”: when enabled, all opened databases will be automatically saved.</text:p>
            </text:list-item>
          </text:list>
          <text:p text:style-name="P24"/>
        </text:list-item>
      </text:list>
      <text:p text:style-name="P9">Workspace</text:p>
      <text:p text:style-name="P5">It is the area where you will edit the databases, tables, properties and data.</text:p>
      <text:p text:style-name="P5"/>
      <text:p text:style-name="P5"/>
      <text:p text:style-name="P5"/>
      <text:p text:style-name="P5"/>
      <text:p text:style-name="P6"><text:soft-page-break/>Creating a new database:</text:p>
      <text:p text:style-name="P5">Choose “File -&gt; New DB”.</text:p>
      <text:p text:style-name="P5">Type in the database name and click the “OK” button.</text:p>
      <text:p text:style-name="P5"><draw:frame draw:style-name="fr1" draw:name="graphics13" text:anchor-type="paragraph" svg:width="10.709cm" svg:height="2.824cm" draw:z-index="12"><draw:image xlink:href="Pictures/200000070000335F00000D8BEC6A3FC0.svm" xlink:type="simple" xlink:show="embed" xlink:actuate="onLoad"/></draw:frame>A database name cannot contain the following characters: "`~!@#$%^&amp;*()=+[]{}\|;:'\",&lt;.&gt;/?".</text:p>
      <text:p text:style-name="P5">Also there is a limit of 16 characters when choosing a database name.</text:p>
      <text:p text:style-name="P5">The workspace should look like the image below:</text:p>
      <text:p text:style-name="P5"><draw:frame draw:style-name="fr1" draw:name="graphics14" text:anchor-type="paragraph" svg:width="13.547cm" svg:height="7.735cm" draw:z-index="13"><draw:image xlink:href="Pictures/2000000700007B1900004649E4040C6A.svm" xlink:type="simple" xlink:show="embed" xlink:actuate="onLoad"/></draw:frame></text:p>
      <text:p text:style-name="P6">Saving a database:</text:p>
      <text:p text:style-name="P5">Choose “File menu -&gt; Save DB”.</text:p>
      <text:p text:style-name="P5">Leave the file name as it is, or change it if you want to, and click the “Save” button.</text:p>
      <text:p text:style-name="P5">The file name cannot contain the following characters: "`~!@#$%^&amp;*()=+[]{}\|;:'\",&lt;.&gt;/?". Also the file name cannot be empty.</text:p>
      <text:p text:style-name="P5"><draw:frame draw:style-name="fr4" draw:name="graphics15" text:anchor-type="paragraph" svg:width="13.49cm" svg:height="9.142cm" draw:z-index="14"><draw:image xlink:href="Pictures/200000070000458F00002F22FDD23629.svm" xlink:type="simple" xlink:show="embed" xlink:actuate="onLoad"/></draw:frame>Once a database is saved to a file, that file will be associated to the database and next time when saving it, will not ask you to choose in which file you want to save it.</text:p>
      <text:p text:style-name="P5">If you want to choose a different file, choose “File menu -&gt; Save DB As ...”.</text:p>
      <text:p text:style-name="P5"/>
      <text:p text:style-name="P6"><text:soft-page-break/>Loading a database:</text:p>
      <text:p text:style-name="P5">Choose “File menu -&gt; Load DB”.</text:p>
      <text:p text:style-name="P5">Choose a file and click the “Open” button.</text:p>
      <text:p text:style-name="P5"><draw:frame draw:style-name="fr1" draw:name="graphics16" text:anchor-type="paragraph" svg:width="13.709cm" svg:height="9.31cm" draw:z-index="15"><draw:image xlink:href="Pictures/200000070000458F00002F3C268C97B9.svm" xlink:type="simple" xlink:show="embed" xlink:actuate="onLoad"/></draw:frame></text:p>
      <text:p text:style-name="P6">Creating a table and table editor interface:</text:p>
      <text:p text:style-name="P5">Press the “+” button. Choose a table name and click the “OK” button.</text:p>
      <text:p text:style-name="P5"><draw:frame draw:style-name="fr4" draw:name="graphics17" text:anchor-type="paragraph" svg:width="19.001cm" svg:height="10.844cm" draw:z-index="16"><draw:image xlink:href="Pictures/2000000700007B4E00004663EA0972B8.svm" xlink:type="simple" xlink:show="embed" xlink:actuate="onLoad"/></draw:frame>There is a limit of 16 characters when choosing a table name.</text:p>
      <text:p text:style-name="P5"/>
      <text:p text:style-name="P5">OBS: the table name must be unique in the database.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After creating the table, the workspace should look like the image below:</text:p>
      <text:p text:style-name="P5"><draw:frame draw:style-name="fr5" draw:name="graphics18" text:anchor-type="paragraph" svg:width="19.001cm" svg:height="10.823cm" draw:z-index="17"><draw:image xlink:href="Pictures/2000000700007B330000462E9A8752A2.svm" xlink:type="simple" xlink:show="embed" xlink:actuate="onLoad"/></draw:frame><draw:frame draw:style-name="fr2" draw:name="graphics19" text:anchor-type="paragraph" svg:x="7.16cm" svg:y="12.284cm" svg:width="4.683cm" svg:height="4.048cm" draw:z-index="18"><draw:image xlink:href="Pictures/200000070000124C00000FD1DFB88730.svm" xlink:type="simple" xlink:show="embed" xlink:actuate="onLoad"/></draw:frame></text:p>
      <text:p text:style-name="P6">Renaming and deleting tables:</text:p>
      <text:p text:style-name="P5">Click the “Edit Table” button. See the image below for more details:</text:p>
      <text:p text:style-name="P5">Then choose a different name and press the “OK” button.</text:p>
      <text:p text:style-name="P6"><draw:frame draw:style-name="fr1" draw:name="graphics21" text:anchor-type="paragraph" svg:width="13.123cm" svg:height="3.016cm" draw:z-index="20"><draw:image xlink:href="Pictures/200000070000334400000BC9213BBC0C.svm" xlink:type="simple" xlink:show="embed" xlink:actuate="onLoad"/></draw:frame></text:p>
      <text:p text:style-name="P5">Click the “Delete Table” button. See the image below for more details:</text:p>
      <text:p text:style-name="P5"><draw:frame draw:style-name="fr4" draw:name="graphics20" text:anchor-type="paragraph" svg:width="4.683cm" svg:height="4.048cm" draw:z-index="19"><draw:image xlink:href="Pictures/200000070000124C00000FD13204FCEB.svm" xlink:type="simple" xlink:show="embed" xlink:actuate="onLoad"/></draw:frame></text:p>
      <text:p text:style-name="P5"/>
      <text:p text:style-name="P5"/>
      <text:p text:style-name="P5"/>
      <text:p text:style-name="P5"><text:soft-page-break/>Then confirm the deletion of the table:</text:p>
      <text:p text:style-name="P5"><draw:frame draw:style-name="fr1" draw:name="graphics22" text:anchor-type="paragraph" svg:width="13.152cm" svg:height="3.044cm" draw:z-index="21"><draw:image xlink:href="Pictures/200000070000335F00000BE42E47A5E7.svm" xlink:type="simple" xlink:show="embed" xlink:actuate="onLoad"/></draw:frame></text:p>
      <text:p text:style-name="P6">Creating, editing and deleting the properties:</text:p>
      <text:p text:style-name="P5">Click on the “New property” button and a new property will automated be added in the table.</text:p>
      <text:p text:style-name="P5">After that you can edit the property name and its type.</text:p>
      <text:p text:style-name="P5">You can also delete a property by clicking the “Delete property” button.</text:p>
      <text:p text:style-name="P5">See details in the image below:</text:p>
      <text:p text:style-name="P5"><draw:frame draw:style-name="fr3" draw:name="graphics23" text:anchor-type="paragraph" svg:width="19.001cm" svg:height="10.873cm" draw:z-index="22"><draw:image xlink:href="Pictures/2000000700007AFE00004663D5CAC527.svm" xlink:type="simple" xlink:show="embed" xlink:actuate="onLoad"/></draw:frame>The type of the property can be:</text:p>
      <text:list xml:id="list8566070511431374496" text:style-name="L6">
        <text:list-item>
          <text:p text:style-name="P25"><text:span text:style-name="T9">Boolean</text:span> (Bool): true or false.</text:p>
        </text:list-item>
        <text:list-item>
          <text:p text:style-name="P25"><text:span text:style-name="T9">Integer</text:span>: integer number.</text:p>
        </text:list-item>
        <text:list-item>
          <text:p text:style-name="P25"><text:span text:style-name="T9">Float</text:span>: floating point number.</text:p>
        </text:list-item>
        <text:list-item>
          <text:p text:style-name="P25"><text:span text:style-name="T9">String</text:span>: text.</text:p>
        </text:list-item>
        <text:list-item>
          <text:p text:style-name="P25"><text:span text:style-name="T9">Resource</text:span>: a link to a file that is a resource (text, image, sound, video, etc).</text:p>
        </text:list-item>
        <text:list-item>
          <text:p text:style-name="P25"><text:span text:style-name="T9">User data</text:span>: a link to another table from the database.</text:p>
        </text:list-item>
      </text:list>
      <text:p text:style-name="P5"/>
      <text:p text:style-name="P5">If the type is I<text:span text:style-name="T9">nteger</text:span>, you can also choose the option to auto increment the data. The default value is not auto increment.</text:p>
      <text:p text:style-name="P5"><draw:frame draw:style-name="fr3" draw:name="graphics24" text:anchor-type="paragraph" svg:width="19.001cm" svg:height="0.739cm" draw:z-index="23"><draw:image xlink:href="Pictures/200000070000552B00000350C4320E4E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f the data type is <text:span text:style-name="T9">User Data</text:span>, you can directly choose select the table from the database.</text:p>
      <text:p text:style-name="P5"><draw:frame draw:style-name="fr1" draw:name="graphics33" text:anchor-type="paragraph" svg:width="16.522cm" svg:height="9.417cm" draw:z-index="32"><draw:image xlink:href="Pictures/2000000700007B190000462E4C7AAF45.svm" xlink:type="simple" xlink:show="embed" xlink:actuate="onLoad"/></draw:frame></text:p>
      <text:p text:style-name="P6">Adding and edit data</text:p>
      <text:p text:style-name="P5">Click the “+” button to add data.</text:p>
      <text:p text:style-name="P5"><draw:frame draw:style-name="fr1" draw:name="graphics25" text:anchor-type="paragraph" svg:width="15.18cm" svg:height="2.96cm" draw:z-index="24"><draw:image xlink:href="Pictures/2000000700007AFE000017FBAF24CC58.svm" xlink:type="simple" xlink:show="embed" xlink:actuate="onLoad"/></draw:frame></text:p>
      <text:p text:style-name="P5">If the data type is <text:span text:style-name="T9">Boolean</text:span>, the data is represented by a checkbox and default is false (unchecked).</text:p>
      <text:p text:style-name="P5"><draw:frame draw:style-name="fr1" draw:name="graphics26" text:anchor-type="paragraph" svg:width="4.711cm" svg:height="2.381cm" draw:z-index="25"><draw:image xlink:href="Pictures/20000007000012670000094E3BBDD6B7.svm" xlink:type="simple" xlink:show="embed" xlink:actuate="onLoad"/></draw:frame></text:p>
      <text:p text:style-name="P5">If the data type is <text:span text:style-name="T9">Integer</text:span>, the default value is 0. But if the auto increment option is set to true, the default value is 1 and the data cannot be edited. Also, if you add more data, the next values will be auto incremented.</text:p>
      <text:p text:style-name="P5"><draw:frame draw:style-name="fr1" draw:name="graphics27" text:anchor-type="paragraph" svg:width="4.339cm" svg:height="4.262cm" draw:z-index="26"><draw:image xlink:href="Pictures/20000007000010F4000010A5B889B467.svm" xlink:type="simple" xlink:show="embed" xlink:actuate="onLoad"/></draw:frame></text:p>
      <text:p text:style-name="P5">If the data type is <text:span text:style-name="T9">Float</text:span>, the default value is 0.0.</text:p>
      <text:p text:style-name="P5"><draw:frame draw:style-name="fr4" draw:name="graphics28" text:anchor-type="paragraph" svg:width="3.939cm" svg:height="2.194cm" draw:z-index="27"><draw:image xlink:href="Pictures/20000007000011440000099E6C1D22CA.svm" xlink:type="simple" xlink:show="embed" xlink:actuate="onLoad"/></draw:frame></text:p>
      <text:p text:style-name="P5"><text:soft-page-break/>If the data type is <text:span text:style-name="T9">String</text:span>, the default data is “” (an empty string). The data can be edited via “Edit data” button or simply editing the text in the LineEdit control.</text:p>
      <text:p text:style-name="P5"><draw:frame draw:style-name="fr1" draw:name="graphics29" text:anchor-type="paragraph" svg:width="11.987cm" svg:height="2.434cm" draw:z-index="28"><draw:image xlink:href="Pictures/2000000700002ED300000983E836219C.svm" xlink:type="simple" xlink:show="embed" xlink:actuate="onLoad"/></draw:frame>By pressing the “Edit Data” button, a text editor will show up letting you know to edit the data.</text:p>
      <text:p text:style-name="P5"><draw:frame draw:style-name="fr4" draw:name="graphics30" text:anchor-type="paragraph" svg:width="18.022cm" svg:height="10.031cm" draw:z-index="29"><draw:image xlink:href="Pictures/20000007000055C900002FC1D6567C3E.svm" xlink:type="simple" xlink:show="embed" xlink:actuate="onLoad"/></draw:frame></text:p>
      <text:p text:style-name="P5">If the data type is <text:span text:style-name="T9">Resource</text:span>, editing the data is done via a button. The name of the button represents the data and the default value is “res://”.</text:p>
      <text:p text:style-name="P5"><draw:frame draw:style-name="fr1" draw:name="graphics31" text:anchor-type="paragraph" svg:width="12.541cm" svg:height="2.434cm" draw:z-index="31"><draw:image xlink:href="Pictures/20000007000030FE0000098337262A9F.svm" xlink:type="simple" xlink:show="embed" xlink:actuate="onLoad"/></draw:frame></text:p>
      <text:p text:style-name="P5">By clicking the button, a dialog will shown up letting you to choose a resource file from the project files.</text:p>
      <text:p text:style-name="P5"><draw:frame draw:style-name="fr4" draw:name="graphics32" text:anchor-type="paragraph" svg:width="13.697cm" svg:height="8.239cm" draw:z-index="30"><draw:image xlink:href="Pictures/200000070000506A00003060FECA90C3.svm" xlink:type="simple" xlink:show="embed" xlink:actuate="onLoad"/></draw:frame></text:p>
      <text:p text:style-name="P5"><text:soft-page-break/>If the data type is <text:span text:style-name="T9">User Data</text:span>, editing the data is done via a button. The name of the button represents a row of data from the selected table and the default value is “{}” (as a JSON).</text:p>
      <text:p text:style-name="P5"><draw:frame draw:style-name="fr1" draw:name="graphics35" text:anchor-type="paragraph" svg:width="12.488cm" svg:height="2.806cm" draw:z-index="34"><draw:image xlink:href="Pictures/20000007000030C900000AF6C2E718A0.svm" xlink:type="simple" xlink:show="embed" xlink:actuate="onLoad"/></draw:frame></text:p>
      <text:p text:style-name="P5">By clicking the button, a popup will show up letting you to choose a row of data from the selected table.</text:p>
      <text:p text:style-name="P5"/>
      <text:p text:style-name="P5"><draw:frame draw:style-name="fr1" draw:name="graphics34" text:anchor-type="paragraph" svg:width="19.001cm" svg:height="10.83cm" draw:z-index="33"><draw:image xlink:href="Pictures/2000000700007B190000462EF809B20B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GDScript files and classes</text:p>
      <text:p text:style-name="P5"/>
      <text:p text:style-name="P6">Constants</text:p>
      <text:p text:style-name="P5">File: /addons/godot_db_manager/core/GDDBConstants.gd</text:p>
      <text:p text:style-name="P5"/>
      <text:p text:style-name="P12">c_gddb_signature = “GDDB_ver”</text:p>
      <text:list xml:id="list5631672024520559013" text:style-name="L7">
        <text:list-item>
          <text:p text:style-name="P26">Godot Database Manager file signature.</text:p>
        </text:list-item>
        <text:list-item>
          <text:p text:style-name="P26">A constant for recognize the GDDB files.</text:p>
        </text:list-item>
        <text:list-item>
          <text:p text:style-name="P26">Type: String</text:p>
          <text:p text:style-name="P43"/>
        </text:list-item>
      </text:list>
      <text:p text:style-name="P12">c_gddb_ver = “_current_version_”</text:p>
      <text:list xml:id="list5915737535744588858" text:style-name="L8">
        <text:list-item>
          <text:p text:style-name="P27">Current API version</text:p>
        </text:list-item>
        <text:list-item>
          <text:p text:style-name="P27">Type: String</text:p>
        </text:list-item>
      </text:list>
      <text:p text:style-name="P5"/>
      <text:p text:style-name="P12">c_invalid_id = -1</text:p>
      <text:list xml:id="list6247751611611875498" text:style-name="L9">
        <text:list-item>
          <text:p text:style-name="P28">A constant used to recognize an integer that is not initialized.</text:p>
        </text:list-item>
        <text:list-item>
          <text:p text:style-name="P28">Type: int</text:p>
        </text:list-item>
      </text:list>
      <text:p text:style-name="P5"/>
      <text:p text:style-name="P12">c_max_db_name_len = 16</text:p>
      <text:list xml:id="list7266959398855466499" text:style-name="L10">
        <text:list-item>
          <text:p text:style-name="P29">A constant that represents the maximum length of a database name.</text:p>
        </text:list-item>
        <text:list-item>
          <text:p text:style-name="P29">Type: int</text:p>
        </text:list-item>
      </text:list>
      <text:p text:style-name="P5"/>
      <text:p text:style-name="P12">c_max_table_name_len = 16</text:p>
      <text:list xml:id="list5647360497909249926" text:style-name="L11">
        <text:list-item>
          <text:p text:style-name="P30">A constant that represents the maximum length of a table name.</text:p>
        </text:list-item>
        <text:list-item>
          <text:p text:style-name="P30">Type: int</text:p>
        </text:list-item>
      </text:list>
      <text:p text:style-name="P5"/>
      <text:p text:style-name="P12">c_invalid_characters = "`~!@#$%^&amp;*()=+[]{}\\|;:'\",&lt;.&gt;/?"</text:p>
      <text:list xml:id="list566169951829166564" text:style-name="L12">
        <text:list-item>
          <text:p text:style-name="P31">A constant containing all the invalid characters when naming a database.</text:p>
        </text:list-item>
        <text:list-item>
          <text:p text:style-name="P31">Type: String</text:p>
        </text:list-item>
      </text:list>
      <text:p text:style-name="P5"/>
      <text:p text:style-name="P12">c_addon_main_path = "res://addons/godot_db_manager/"</text:p>
      <text:list xml:id="list8457049432169110639" text:style-name="L13">
        <text:list-item>
          <text:p text:style-name="P32">A constant used for easy access the plugin's path.</text:p>
        </text:list-item>
        <text:list-item>
          <text:p text:style-name="P32">Type: String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Types</text:p>
      <text:p text:style-name="P5">File: /addons/godot_db_manager/core/GDDBTypes.gd</text:p>
      <text:p text:style-name="P5"/>
      <text:p text:style-name="P5"/>
      <text:p text:style-name="P12">Database loading errors.</text:p>
      <text:p text:style-name="P5">These are returned when loading a database.</text:p>
      <text:p text:style-name="P5"/>
      <text:p text:style-name="P5"><text:span text:style-name="T1">e_db_invalid_file</text:span><text:span text:style-name="T10"> – </text:span>Loading file is not a valid GDDB database file.</text:p>
      <text:p text:style-name="P5"><text:span text:style-name="T1">e_db_invalid_ver</text:span><text:span text:style-name="T10"> – The</text:span> version of the loading database file is not the current one.</text:p>
      <text:p text:style-name="P5"><text:span text:style-name="T1">e_db_valid</text:span><text:span text:style-name="T10"> – The</text:span> database has been loaded without errors.</text:p>
      <text:p text:style-name="P5"/>
      <text:p text:style-name="P5"/>
      <text:p text:style-name="P12">Property types.</text:p>
      <text:p text:style-name="P5">These are used to recognize the property types.</text:p>
      <text:p text:style-name="P5"/>
      <text:p text:style-name="P5"><text:span text:style-name="T1">e_prop_type_bool</text:span> – Boolean</text:p>
      <text:p text:style-name="P5"><text:span text:style-name="T1">e_prop_type_int</text:span> – Integer</text:p>
      <text:p text:style-name="P5"><text:span text:style-name="T1">e_prop_type_float</text:span> – Floating point</text:p>
      <text:p text:style-name="P5"><text:span text:style-name="T1">e_prop_type_string</text:span> – String</text:p>
      <text:p text:style-name="P5"><text:span text:style-name="T1">e_prop_type_resource</text:span> – Resource</text:p>
      <text:p text:style-name="P5"><text:span text:style-name="T1">e_data_types_count</text:span> – Used for counting the property types</text:p>
      <text:p text:style-name="P5"/>
      <text:p text:style-name="P5"/>
      <text:p text:style-name="P12">Data filters.</text:p>
      <text:p text:style-name="P5">Used when querying the database for data.</text:p>
      <text:p text:style-name="P5"/>
      <text:p text:style-name="P5"><text:span text:style-name="T1">e_data_filter_equal</text:span> – the value of the data must be equal</text:p>
      <text:p text:style-name="P5"><text:span text:style-name="T1">e_data_filter_not_equal</text:span> – the value of the data must be different</text:p>
      <text:p text:style-name="P5"><text:span text:style-name="T1">e_data_filter_less</text:span> – the value of the data must be less</text:p>
      <text:p text:style-name="P5"><text:span text:style-name="T1">e_data_filter_greater</text:span> – the value of the data must be greater</text:p>
      <text:p text:style-name="P5"><text:span text:style-name="T1">e_data_filter_lequal</text:span> – the value of the data must be less or equal </text:p>
      <text:p text:style-name="P5"><text:span text:style-name="T1">e_data_filter_gequal</text:span> – <text:s/>the value of the data must be greater or equa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Global functions</text:p>
      <text:p text:style-name="P5">File: /addons/godot_db_manager/core/GDDBGlobals.gd</text:p>
      <text:p text:style-name="P5"/>
      <text:p text:style-name="P8">get_data_name(data_type : int) -&gt; String</text:p>
      <text:p text:style-name="P11">Description: returns the name of the data type</text:p>
      <text:p text:style-name="P11"/>
      <text:list xml:id="list3483744428675716370" text:style-name="L14">
        <text:list-item>
          <text:p text:style-name="P33">Arguments:</text:p>
        </text:list-item>
        <text:list-item>
          <text:p text:style-name="P44"><text:span text:style-name="T1">data_type</text:span>: the type of the data. See <text:span text:style-name="T1">property type</text:span> enum for more info.</text:p>
        </text:list-item>
      </text:list>
      <text:p text:style-name="P5"/>
      <text:p text:style-name="P5"/>
      <text:p text:style-name="P8">get_data_filter_name(data_filter_type : int) -&gt; String</text:p>
      <text:p text:style-name="P11">Description: returns the name of the data filter</text:p>
      <text:p text:style-name="P11"/>
      <text:list xml:id="list1221623025582029087" text:style-name="L15">
        <text:list-item>
          <text:p text:style-name="P34">Arguments:</text:p>
        </text:list-item>
        <text:list-item>
          <text:p text:style-name="P46"><text:span text:style-name="T1">data_filter_type</text:span>: the type of the data filter. See <text:span text:style-name="T1">data filter</text:span> enum for more info.</text:p>
        </text:list-item>
      </text:list>
      <text:p text:style-name="P5"/>
      <text:p text:style-name="P5"/>
      <text:p text:style-name="P8">check_db_name(db_name : String) -&gt; bool</text:p>
      <text:p text:style-name="P10"><text:span text:style-name="T10">Description: checks name of a database. Returns </text:span>true<text:span text:style-name="T10"> if the name of the database contains valid characters, otherwise </text:span>false<text:span text:style-name="T10">. See </text:span>c_invalid_characters<text:span text:style-name="T10"> constant for more details.</text:span></text:p>
      <text:p text:style-name="P11"/>
      <text:list xml:id="list1391862101155798271" text:style-name="L16">
        <text:list-item>
          <text:p text:style-name="P35">Arguments:</text:p>
        </text:list-item>
        <text:list-item>
          <text:p text:style-name="P48"><text:span text:style-name="T1">db_name</text:span>: the name of the database</text:p>
        </text:list-item>
      </text:list>
      <text:p text:style-name="P5"/>
      <text:p text:style-name="P5"/>
      <text:p text:style-name="P8">get_json_from_row(table : Object, row_idx : int) -&gt; String</text:p>
      <text:p text:style-name="P11">Description: returns a json out of a row data from a table</text:p>
      <text:p text:style-name="P11"/>
      <text:list xml:id="list2388510285933978369" text:style-name="L17">
        <text:list-item>
          <text:p text:style-name="P36">Arguments:</text:p>
        </text:list-item>
        <text:list-item>
          <text:p text:style-name="P47"><text:span text:style-name="T1">table</text:span>: the table in the database</text:p>
        </text:list-item>
        <text:list-item>
          <text:p text:style-name="P49"><text:span text:style-name="T1">row_idx</text:span>: the index of the row in the table</text:p>
        </text:list-item>
      </text:list>
      <text:p text:style-name="P5"/>
      <text:p text:style-name="P5"/>
      <text:p text:style-name="P8">get_digits_count(number : int) -&gt; int</text:p>
      <text:p text:style-name="P11">Description: returns the count of the digits out of a number</text:p>
      <text:p text:style-name="P11"/>
      <text:list xml:id="list689198989529206395" text:style-name="L18">
        <text:list-item>
          <text:p text:style-name="P37">Arguments:</text:p>
        </text:list-item>
        <text:list-item>
          <text:p text:style-name="P50"><text:span text:style-name="T1">number</text:span>: an arbitrary number</text:p>
        </text:list-item>
      </text:list>
      <text:p text:style-name="P5"/>
      <text:p text:style-name="P5"/>
      <text:p text:style-name="P8">handle_string(text : String) -&gt; String</text:p>
      <text:p text:style-name="P11">Description: replace special characters in a string to handle properly saving it into a database.</text:p>
      <text:p text:style-name="P11"/>
      <text:list xml:id="list7523831379575281602" text:style-name="L19">
        <text:list-item>
          <text:p text:style-name="P38">Arguments:</text:p>
        </text:list-item>
        <text:list-item>
          <text:p text:style-name="P51"><text:span text:style-name="T1">text</text:span>: the original text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Classes</text:p>
      <text:p text:style-name="P5"/>
      <text:p text:style-name="P12">GDDBMan</text:p>
      <text:p text:style-name="P5">Description: <text:span text:style-name="T10">Godot database manager</text:span></text:p>
      <text:p text:style-name="P5"><text:span text:style-name="T10">File: /addons/godot_db_manager/core/db_man.gd</text:span></text:p>
      <text:p text:style-name="P13"/>
      <text:p text:style-name="P13">Extends: Object</text:p>
      <text:p text:style-name="P13"/>
      <text:p text:style-name="P13"/>
      <text:p text:style-name="P13">Members:</text:p>
      <text:p text:style-name="P5"><text:span text:style-name="T9">m_databases</text:span><text:span text:style-name="T10"> – array of databases.</text:span></text:p>
      <text:p text:style-name="P13"/>
      <text:p text:style-name="P13"/>
      <text:p text:style-name="P13">Methods:</text:p>
      <text:p text:style-name="P8">add_database(db_name : String) -&gt; int</text:p>
      <text:p text:style-name="P13">Description: adds a database. Returns the id of the database just inserted or <text:span text:style-name="T1">c_invalid_id</text:span> if the database cannot be added.</text:p>
      <text:p text:style-name="P13"/>
      <text:list xml:id="list36477589" text:continue-list="list3483744428675716370" text:style-name="L14">
        <text:list-item>
          <text:p text:style-name="P42">Arguments:</text:p>
        </text:list-item>
        <text:list-item>
          <text:p text:style-name="P45"><text:span text:style-name="T1">db_name</text:span>: the name of the database to be added. The name must be unique.</text:p>
        </text:list-item>
      </text:list>
      <text:p text:style-name="P13"/>
      <text:p text:style-name="P13"/>
      <text:p text:style-name="P8">load_database(filepath : String) -&gt; int</text:p>
      <text:p text:style-name="P13">Description: loads a database from a file. Returns the id of the database or an error code. See “Database Loading Errors” for more details.</text:p>
      <text:p text:style-name="P13"/>
      <text:list xml:id="list36476633" text:continue-numbering="true" text:style-name="L14">
        <text:list-item>
          <text:p text:style-name="P42">Arguments:</text:p>
        </text:list-item>
        <text:list-item>
          <text:p text:style-name="P45"><text:span text:style-name="T1">filepath</text:span>: the path of the database file.</text:p>
        </text:list-item>
      </text:list>
      <text:p text:style-name="P13"/>
      <text:p text:style-name="P13"/>
      <text:p text:style-name="P8">erase_db_at(idx : int) -&gt; void</text:p>
      <text:p text:style-name="P13">Description: deletes a database at a given index.</text:p>
      <text:p text:style-name="P13"/>
      <text:list xml:id="list36497210" text:continue-numbering="true" text:style-name="L14">
        <text:list-item>
          <text:p text:style-name="P42">Arguments:</text:p>
        </text:list-item>
        <text:list-item>
          <text:p text:style-name="P45"><text:span text:style-name="T1">idx</text:span>: the index of the database.</text:p>
        </text:list-item>
      </text:list>
      <text:p text:style-name="P16"/>
      <text:p text:style-name="P13"/>
      <text:p text:style-name="P8">erase_db_by_id(db_id : int) -&gt; void</text:p>
      <text:p text:style-name="P13">Description: deletes a database by an id.</text:p>
      <text:p text:style-name="P13"/>
      <text:list xml:id="list36490302" text:continue-numbering="true" text:style-name="L14">
        <text:list-item>
          <text:p text:style-name="P42">Arguments:</text:p>
        </text:list-item>
        <text:list-item>
          <text:p text:style-name="P45"><text:span text:style-name="T1">db_id</text:span>: the id of the database.</text:p>
        </text:list-item>
      </text:list>
      <text:p text:style-name="P13"/>
      <text:p text:style-name="P13"/>
      <text:p text:style-name="P8">erase_db_by_name(db_name : String) -&gt; void</text:p>
      <text:p text:style-name="P13">Description: deletes a database by a name.</text:p>
      <text:p text:style-name="P13"/>
      <text:list xml:id="list36497838" text:continue-numbering="true" text:style-name="L14">
        <text:list-item>
          <text:p text:style-name="P42">Arguments:</text:p>
        </text:list-item>
        <text:list-item>
          <text:p text:style-name="P45"><text:span text:style-name="T1">db_name</text:span>: the name of the database.</text:p>
        </text:list-item>
      </text:list>
      <text:p text:style-name="P13"/>
      <text:p text:style-name="P13"/>
      <text:p text:style-name="P8">get_databases_count() -&gt; int</text:p>
      <text:p text:style-name="P13">Description: returns the databases count.</text:p>
      <text:p text:style-name="P13"/>
      <text:p text:style-name="P13"/>
      <text:p text:style-name="P13"/>
      <text:p text:style-name="P13"><text:soft-page-break/></text:p>
      <text:p text:style-name="P12"><text:span text:style-name="T8">get_db_at(idx : int) -&gt; Object</text:span></text:p>
      <text:p text:style-name="P13">Description: returns a database at a given index.</text:p>
      <text:p text:style-name="P13"/>
      <text:list xml:id="list36503327" text:continue-numbering="true" text:style-name="L14">
        <text:list-item>
          <text:p text:style-name="P42">Arguments:</text:p>
        </text:list-item>
        <text:list-item>
          <text:p text:style-name="P45"><text:span text:style-name="T1">idx</text:span>: the index of the database.</text:p>
        </text:list-item>
      </text:list>
      <text:p text:style-name="P13"/>
      <text:p text:style-name="P13"/>
      <text:p text:style-name="P8">get_db_by_id(db_id : int) -&gt; Object</text:p>
      <text:p text:style-name="P13">Description: returns a database by an id.</text:p>
      <text:p text:style-name="P13"/>
      <text:list xml:id="list36486143" text:continue-numbering="true" text:style-name="L14">
        <text:list-item>
          <text:p text:style-name="P42">Arguments:</text:p>
        </text:list-item>
        <text:list-item>
          <text:p text:style-name="P45"><text:span text:style-name="T1">db_id</text:span>: the id of the database.</text:p>
        </text:list-item>
      </text:list>
      <text:p text:style-name="P13"/>
      <text:p text:style-name="P13"/>
      <text:p text:style-name="P8">get_db_by_name(db_name : String) -&gt; Object</text:p>
      <text:p text:style-name="P13">Description: returns a database by a name.</text:p>
      <text:p text:style-name="P13"/>
      <text:list xml:id="list36502132" text:continue-numbering="true" text:style-name="L14">
        <text:list-item>
          <text:p text:style-name="P42">Arguments:</text:p>
        </text:list-item>
        <text:list-item>
          <text:p text:style-name="P52"><text:span text:style-name="T1">db_name</text:span><text:span text:style-name="T10">: the name of the database.</text:span></text:p>
        </text:list-item>
      </text:list>
      <text:p text:style-name="P13"/>
      <text:p text:style-name="P13"/>
      <text:p text:style-name="P8">generate_new_db_id() -&gt; int</text:p>
      <text:p text:style-name="P13">Description: generates a new database id. Internal usage.</text:p>
      <text:p text:style-name="P13"/>
      <text:p text:style-name="P13"/>
      <text:p text:style-name="P8">can_add_db(db_name : String) -&gt; bool</text:p>
      <text:p text:style-name="P13">Description: checks if a database with the same name already exists. Returns <text:span text:style-name="T1">true</text:span> if the name is unique, otherwise <text:span text:style-name="T1">false</text:span>.</text:p>
      <text:list xml:id="list36493765" text:continue-numbering="true" text:style-name="L14">
        <text:list-item>
          <text:p text:style-name="P42">Arguments:</text:p>
        </text:list-item>
        <text:list-item>
          <text:p text:style-name="P52"><text:span text:style-name="T1">db_name</text:span><text:span text:style-name="T10">: the name of the database.</text:span></text:p>
        </text:list-item>
      </text:list>
      <text:p text:style-name="P13"/>
      <text:p text:style-name="P13"/>
      <text:p text:style-name="P8">clear() -&gt; void</text:p>
      <text:p text:style-name="P13">Description: clears all databases and the array.</text:p>
      <text:p text:style-name="P13"/>
      <text:p text:style-name="P13"/>
      <text:p text:style-name="P8">dump(to_console : bool) -&gt; String</text:p>
      <text:p text:style-name="P13">Description: dumps the content of the database. Returns a string containing the dump.</text:p>
      <text:p text:style-name="P13"/>
      <text:list xml:id="list36486644" text:continue-numbering="true" text:style-name="L14">
        <text:list-item>
          <text:p text:style-name="P42">Arguments:</text:p>
        </text:list-item>
        <text:list-item>
          <text:p text:style-name="P52"><text:span text:style-name="T1">to_console</text:span><text:span text:style-name="T10">: if true, the dump will also be added to the debug console.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GDDatabase</text:p>
      <text:p text:style-name="P13">Description: Database class.</text:p>
      <text:p text:style-name="P13"/>
      <text:p text:style-name="P13">Extends: Object</text:p>
      <text:p text:style-name="P13"/>
      <text:p text:style-name="P13"/>
      <text:p text:style-name="P13">Members:</text:p>
      <text:p text:style-name="P13"><text:span text:style-name="T9">m_db_type</text:span> – database type. Currently only JSON type is supported.</text:p>
      <text:p text:style-name="P13"><text:span text:style-name="T9">m_db_id</text:span> – database id.</text:p>
      <text:p text:style-name="P13"><text:span text:style-name="T9">m_db_name</text:span> – database name.</text:p>
      <text:p text:style-name="P13"><text:span text:style-name="T9">m_tables</text:span> – array of tables</text:p>
      <text:p text:style-name="P13"><text:span text:style-name="T9">m_db_filepath</text:span> – database filepath</text:p>
      <text:p text:style-name="P13"><text:span text:style-name="T9">m_is_dirty</text:span> – a flag to check if the database is modified. Used for the interface.</text:p>
      <text:p text:style-name="P13"/>
      <text:p text:style-name="P13"/>
      <text:p text:style-name="P13">Methods:</text:p>
      <text:p text:style-name="P8">set_db_id(db_id : int) -&gt; void</text:p>
      <text:p text:style-name="P13">Description: sets the database id.</text:p>
      <text:p text:style-name="P13"/>
      <text:list xml:id="list36492398" text:continue-numbering="true" text:style-name="L14">
        <text:list-item>
          <text:p text:style-name="P42">Arguments:</text:p>
        </text:list-item>
        <text:list-item>
          <text:p text:style-name="P45"><text:span text:style-name="T1">db_id</text:span>: the id of the database.</text:p>
        </text:list-item>
      </text:list>
      <text:p text:style-name="P13"/>
      <text:p text:style-name="P13"/>
      <text:p text:style-name="P8">get_db_id() -&gt; int</text:p>
      <text:p text:style-name="P13">Description: returns the id of the database.</text:p>
      <text:p text:style-name="P13"/>
      <text:p text:style-name="P13"/>
      <text:p text:style-name="P8">set_db_name(db_name : String) -&gt; bool</text:p>
      <text:p text:style-name="P13">Description: sets the database name.</text:p>
      <text:p text:style-name="P13"/>
      <text:list xml:id="list36481956" text:continue-numbering="true" text:style-name="L14">
        <text:list-item>
          <text:p text:style-name="P42">Arguments:</text:p>
        </text:list-item>
        <text:list-item>
          <text:p text:style-name="P45"><text:span text:style-name="T1">db_name</text:span>: the name of the database.</text:p>
        </text:list-item>
      </text:list>
      <text:p text:style-name="P13"/>
      <text:p text:style-name="P13"/>
      <text:p text:style-name="P8">get_db_name() -&gt; String</text:p>
      <text:p text:style-name="P13">Description: returns the name of the database.</text:p>
      <text:p text:style-name="P13"/>
      <text:p text:style-name="P13"/>
      <text:p text:style-name="P8">set_db_filepath(filepath : String) -&gt; void</text:p>
      <text:p text:style-name="P13">Description: sets the database filepath.</text:p>
      <text:p text:style-name="P13"/>
      <text:list xml:id="list36498193" text:continue-numbering="true" text:style-name="L14">
        <text:list-item>
          <text:p text:style-name="P42">Arguments:</text:p>
        </text:list-item>
        <text:list-item>
          <text:p text:style-name="P45"><text:span text:style-name="T1">filepath</text:span>: the filepath of the database.</text:p>
        </text:list-item>
      </text:list>
      <text:p text:style-name="P13"/>
      <text:p text:style-name="P13"/>
      <text:p text:style-name="P8">get_db_filepath() -&gt; String</text:p>
      <text:p text:style-name="P13">Description: returns the filepath of the database.</text:p>
      <text:p text:style-name="P13"/>
      <text:p text:style-name="P13"/>
      <text:p text:style-name="P8">can_add_table(table_name : String, table_id) -&gt; bool</text:p>
      <text:p text:style-name="P13">Description: checks if a table can be added. Returns <text:span text:style-name="T1">true</text:span> if the name is unique and the table can be added, otherwise <text:span text:style-name="T1">false</text:span>.</text:p>
      <text:p text:style-name="P13"/>
      <text:list xml:id="list36495055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  <text:list-item>
          <text:p text:style-name="P45"><text:span text:style-name="T1">table_id</text:span>: the id of the table. This is used for renaming an existing table.</text:p>
        </text:list-item>
      </text:list>
      <text:p text:style-name="P8"><text:soft-page-break/>add_table(table_name : String) -&gt; int</text:p>
      <text:p text:style-name="P13">Description: adds a table into the database. Returns the table id if the table is successfully added or <text:span text:style-name="T1">c_invalid_id</text:span> if a table with the same name already exists.</text:p>
      <text:p text:style-name="P13"/>
      <text:list xml:id="list36481527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</text:list>
      <text:p text:style-name="P13"/>
      <text:p text:style-name="P13"/>
      <text:p text:style-name="P8">edit_table_name(table_name : String, table_id : int) -&gt; bool</text:p>
      <text:p text:style-name="P13">Description: renames a table. If the name is used by another table returns <text:span text:style-name="T1">false</text:span>, otherwise <text:span text:style-name="T1">true</text:span>.</text:p>
      <text:p text:style-name="P13"/>
      <text:list xml:id="list36495368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  <text:list-item>
          <text:p text:style-name="P45"><text:span text:style-name="T1">table_id</text:span>: the id of the table.</text:p>
        </text:list-item>
      </text:list>
      <text:p text:style-name="P13"/>
      <text:p text:style-name="P13"/>
      <text:p text:style-name="P8">delete_table_at(idx : int) -&gt; void</text:p>
      <text:p text:style-name="P13">Description: deletes a table at a given index.</text:p>
      <text:p text:style-name="P13"/>
      <text:list xml:id="list36476719" text:continue-numbering="true" text:style-name="L14">
        <text:list-item>
          <text:p text:style-name="P42">Arguments:</text:p>
        </text:list-item>
        <text:list-item>
          <text:p text:style-name="P45"><text:span text:style-name="T1">idx</text:span>: the index of the table.</text:p>
        </text:list-item>
      </text:list>
      <text:p text:style-name="P13"/>
      <text:p text:style-name="P13"/>
      <text:p text:style-name="P8">delete_table_by_id(table_id: int) -&gt; void</text:p>
      <text:p text:style-name="P13">Description: deletes a table by an id.</text:p>
      <text:p text:style-name="P13"/>
      <text:list xml:id="list36488667" text:continue-numbering="true" text:style-name="L14">
        <text:list-item>
          <text:p text:style-name="P42">Arguments:</text:p>
        </text:list-item>
        <text:list-item>
          <text:p text:style-name="P45"><text:span text:style-name="T1">table_id</text:span>: the id of the table.</text:p>
        </text:list-item>
      </text:list>
      <text:p text:style-name="P13"/>
      <text:p text:style-name="P13"/>
      <text:p text:style-name="P8">delete_table_by_name(table_name: String) -&gt; void</text:p>
      <text:p text:style-name="P13">Description: deletes a table by a name.</text:p>
      <text:p text:style-name="P13"/>
      <text:list xml:id="list36494563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</text:list>
      <text:p text:style-name="P13"/>
      <text:p text:style-name="P13"/>
      <text:p text:style-name="P8">generate_new_table_id() -&gt; int</text:p>
      <text:p text:style-name="P13">Description: generates a new table id. Internal usage.</text:p>
      <text:p text:style-name="P13"/>
      <text:p text:style-name="P13"/>
      <text:p text:style-name="P8">get_tables_count() -&gt; int</text:p>
      <text:p text:style-name="P13">Description: returns the tables count</text:p>
      <text:p text:style-name="P13"/>
      <text:p text:style-name="P13"/>
      <text:p text:style-name="P8">is_table_exists(table_name : String) -&gt; bool</text:p>
      <text:p text:style-name="P13">Description: returns <text:span text:style-name="T1">true</text:span> is a table with the name exists, otherwise <text:span text:style-name="T1">false</text:span>.</text:p>
      <text:p text:style-name="P13"/>
      <text:list xml:id="list36474967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</text:list>
      <text:p text:style-name="P13"/>
      <text:p text:style-name="P13"/>
      <text:p text:style-name="P13"/>
      <text:p text:style-name="P13"/>
      <text:p text:style-name="P13"/>
      <text:p text:style-name="P8"><text:soft-page-break/>get_table_at(idx: int) -&gt; Object</text:p>
      <text:p text:style-name="P13">Description: returns a table at a given index.</text:p>
      <text:p text:style-name="P13"/>
      <text:list xml:id="list36480854" text:continue-numbering="true" text:style-name="L14">
        <text:list-item>
          <text:p text:style-name="P42">Arguments:</text:p>
        </text:list-item>
        <text:list-item>
          <text:p text:style-name="P45"><text:span text:style-name="T1">idx</text:span>: the index of the table.</text:p>
        </text:list-item>
      </text:list>
      <text:p text:style-name="P13"/>
      <text:p text:style-name="P13"/>
      <text:p text:style-name="P8">get_table_by_id(table_id: int) -&gt; Object</text:p>
      <text:p text:style-name="P13">Description: returns a table by an id.</text:p>
      <text:p text:style-name="P13"/>
      <text:list xml:id="list36486548" text:continue-numbering="true" text:style-name="L14">
        <text:list-item>
          <text:p text:style-name="P42">Arguments:</text:p>
        </text:list-item>
        <text:list-item>
          <text:p text:style-name="P45"><text:span text:style-name="T1">table_id</text:span>: the id of the table.</text:p>
        </text:list-item>
      </text:list>
      <text:p text:style-name="P13"/>
      <text:p text:style-name="P13"/>
      <text:p text:style-name="P8">get_table_by_name(table_name: String) -&gt; Object</text:p>
      <text:p text:style-name="P13">Description: returns a table by a name.</text:p>
      <text:p text:style-name="P13"/>
      <text:list xml:id="list36494235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</text:list>
      <text:p text:style-name="P13"/>
      <text:p text:style-name="P13"/>
      <text:p text:style-name="P8">clear() -&gt; void</text:p>
      <text:p text:style-name="P13">Description: clears the database content.</text:p>
      <text:p text:style-name="P13"/>
      <text:p text:style-name="P13"/>
      <text:p text:style-name="P8">set_dirty(dirty : bool) -&gt; void</text:p>
      <text:p text:style-name="P13">Description: sets a flag if the database is modified.</text:p>
      <text:p text:style-name="P13"/>
      <text:list xml:id="list36489200" text:continue-numbering="true" text:style-name="L14">
        <text:list-item>
          <text:p text:style-name="P42">Arguments:</text:p>
        </text:list-item>
        <text:list-item>
          <text:p text:style-name="P45"><text:span text:style-name="T1">dirty</text:span>: if true, than the database is modified.</text:p>
        </text:list-item>
      </text:list>
      <text:p text:style-name="P13"/>
      <text:p text:style-name="P13"/>
      <text:p text:style-name="P8">is_dirty() -&gt; bool</text:p>
      <text:p text:style-name="P13">Description: returns <text:span text:style-name="T1">true</text:span> if a database has been modified, otherwise <text:span text:style-name="T1">false</text:span>.</text:p>
      <text:p text:style-name="P13"/>
      <text:p text:style-name="P13"/>
      <text:p text:style-name="P8">save_db() -&gt; void</text:p>
      <text:p text:style-name="P13">Description: saves a database.</text:p>
      <text:p text:style-name="P13"/>
      <text:p text:style-name="P13"/>
      <text:p text:style-name="P8">load_db() -&gt; int</text:p>
      <text:p text:style-name="P13">Description: loads a database. Returns e_db_valid if the database is successfully loaded or an error code. See “Database Loading Errors” for more details.</text:p>
      <text:p text:style-name="P13"/>
      <text:p text:style-name="P13"/>
      <text:p text:style-name="P8">dump() -&gt; String</text:p>
      <text:p text:style-name="P13">Description: dumps the content of the database. Returns a string containing the dump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2"><text:soft-page-break/>GDDBTable</text:p>
      <text:p text:style-name="P13">Description: Table class.</text:p>
      <text:p text:style-name="P13">File: /addons/godot_db_manager/core/db_table.gd</text:p>
      <text:p text:style-name="P13"/>
      <text:p text:style-name="P13">Extends: Object</text:p>
      <text:p text:style-name="P13"/>
      <text:p text:style-name="P13"/>
      <text:p text:style-name="P13">Members:</text:p>
      <text:p text:style-name="P13"><text:span text:style-name="T1">m_table_id</text:span> – table id</text:p>
      <text:p text:style-name="P13"><text:span text:style-name="T1">m_table_name</text:span> – table name</text:p>
      <text:p text:style-name="P13"><text:span text:style-name="T1">m_props</text:span> – array of properties</text:p>
      <text:p text:style-name="P13"><text:span text:style-name="T1">m_data</text:span> – array of data</text:p>
      <text:p text:style-name="P13"><text:span text:style-name="T1">m_rows_count</text:span> – rows count</text:p>
      <text:p text:style-name="P13"><text:span text:style-name="T1">m_parent_database</text:span> – parent database</text:p>
      <text:p text:style-name="P13"/>
      <text:p text:style-name="P13"/>
      <text:p text:style-name="P13">Methods:</text:p>
      <text:p text:style-name="P8">set_table_id(table_id : int) -&gt; void</text:p>
      <text:p text:style-name="P13">Description: sets the table id.</text:p>
      <text:p text:style-name="P13"/>
      <text:list xml:id="list36484520" text:continue-numbering="true" text:style-name="L14">
        <text:list-item>
          <text:p text:style-name="P42">Arguments:</text:p>
        </text:list-item>
        <text:list-item>
          <text:p text:style-name="P45"><text:span text:style-name="T1">table_id</text:span>: the id of the table.</text:p>
        </text:list-item>
      </text:list>
      <text:p text:style-name="P13"/>
      <text:p text:style-name="P13"/>
      <text:p text:style-name="P8">get_table_id() -&gt; int</text:p>
      <text:p text:style-name="P13">Description: returns the id of the table.</text:p>
      <text:p text:style-name="P13"/>
      <text:p text:style-name="P13"/>
      <text:p text:style-name="P8">set_table_name(table_name: String) -&gt; void</text:p>
      <text:p text:style-name="P13">Description: sets the table name.</text:p>
      <text:p text:style-name="P13"/>
      <text:list xml:id="list36471440" text:continue-numbering="true" text:style-name="L14">
        <text:list-item>
          <text:p text:style-name="P42">Arguments:</text:p>
        </text:list-item>
        <text:list-item>
          <text:p text:style-name="P45"><text:span text:style-name="T1">table_name</text:span>: the name of the table.</text:p>
        </text:list-item>
      </text:list>
      <text:p text:style-name="P13"/>
      <text:p text:style-name="P13"/>
      <text:p text:style-name="P8">get_table_name() -&gt; String</text:p>
      <text:p text:style-name="P13">Description: returns the name of the table.</text:p>
      <text:p text:style-name="P13"/>
      <text:p text:style-name="P13"/>
      <text:p text:style-name="P8">set_parent_database(db : Object) -&gt; void</text:p>
      <text:p text:style-name="P13">Description: sets the parent database.</text:p>
      <text:p text:style-name="P13"/>
      <text:list xml:id="list36474653" text:continue-numbering="true" text:style-name="L14">
        <text:list-item>
          <text:p text:style-name="P42">Arguments:</text:p>
        </text:list-item>
        <text:list-item>
          <text:p text:style-name="P45"><text:span text:style-name="T1">db</text:span>: database.</text:p>
        </text:list-item>
      </text:list>
      <text:p text:style-name="P13"/>
      <text:p text:style-name="P13"/>
      <text:p text:style-name="P8">get_parent_database() -&gt; Object</text:p>
      <text:p text:style-name="P13">Description: returns the parent database.</text:p>
      <text:p text:style-name="P13"/>
      <text:p text:style-name="P13"/>
      <text:p text:style-name="P8">add_prop(prop_type : int, prop_name : String) -&gt; int</text:p>
      <text:p text:style-name="P13">Description: adds a property.</text:p>
      <text:p text:style-name="P13"/>
      <text:list xml:id="list36482906" text:continue-numbering="true" text:style-name="L14">
        <text:list-item>
          <text:p text:style-name="P42">Arguments:</text:p>
        </text:list-item>
        <text:list-item>
          <text:p text:style-name="P45"><text:span text:style-name="T1">prop_type</text:span>: the type of the property.</text:p>
        </text:list-item>
        <text:list-item>
          <text:p text:style-name="P45"><text:span text:style-name="T1">prop_name</text:span>: the name of the property.</text:p>
        </text:list-item>
      </text:list>
      <text:p text:style-name="P12"><text:soft-page-break/><text:span text:style-name="T8">add_table_prop(prop_name : String, table_name : String) -&gt; int</text:span></text:p>
      <text:p text:style-name="P13">Description: adds a property as a table type. Returns the property id.</text:p>
      <text:p text:style-name="P13"/>
      <text:list xml:id="list36494824" text:continue-numbering="true" text:style-name="L14">
        <text:list-item>
          <text:p text:style-name="P42">Arguments:</text:p>
        </text:list-item>
        <text:list-item>
          <text:p text:style-name="P45"><text:span text:style-name="T1">prop_name</text:span>: the name of the property.</text:p>
        </text:list-item>
        <text:list-item>
          <text:p text:style-name="P45"><text:span text:style-name="T1">table_name</text:span>: the name of the table.</text:p>
        </text:list-item>
      </text:list>
      <text:p text:style-name="P13"/>
      <text:p text:style-name="P13"/>
      <text:p text:style-name="P8">link_tables_props() -&gt; void</text:p>
      <text:p text:style-name="P13">Description: links custom properties from tables. Internal usage.</text:p>
      <text:p text:style-name="P13"/>
      <text:p text:style-name="P13"/>
      <text:p text:style-name="P8">edit_prop(prop_id : int, prop_type : int, prop_name: String) -&gt; void</text:p>
      <text:p text:style-name="P13">Description: edits a property.</text:p>
      <text:p text:style-name="P13"/>
      <text:list xml:id="list36487581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  <text:list-item>
          <text:p text:style-name="P45"><text:span text:style-name="T1">prop_type</text:span>: the type of the property.</text:p>
        </text:list-item>
        <text:list-item>
          <text:p text:style-name="P45"><text:span text:style-name="T1">prop_name</text:span>: the name of the property.</text:p>
        </text:list-item>
      </text:list>
      <text:p text:style-name="P13"/>
      <text:p text:style-name="P13"/>
      <text:p text:style-name="P8">enable_prop_autoincrement(prop_id : int, enable : bool) -&gt; void</text:p>
      <text:p text:style-name="P13">Description: enables or disables auto increment option to a property.</text:p>
      <text:p text:style-name="P13"/>
      <text:list xml:id="list36483281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  <text:list-item>
          <text:p text:style-name="P45"><text:span text:style-name="T1">enable</text:span>: enable/disable flag.</text:p>
        </text:list-item>
      </text:list>
      <text:p text:style-name="P13"/>
      <text:p text:style-name="P13"/>
      <text:p text:style-name="P8">delete_prop(prop_id : int) -&gt; void</text:p>
      <text:p text:style-name="P13">Description: deletes a property by an id.</text:p>
      <text:p text:style-name="P13"/>
      <text:list xml:id="list36477679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</text:list>
      <text:p text:style-name="P13"/>
      <text:p text:style-name="P13"/>
      <text:p text:style-name="P8">generate_new_prop_id() -&gt; int</text:p>
      <text:p text:style-name="P13">Description: generates a new property id. Internal usage.</text:p>
      <text:p text:style-name="P13"/>
      <text:p text:style-name="P13"/>
      <text:p text:style-name="P8">get_props_count() -&gt; int</text:p>
      <text:p text:style-name="P13">Description: returns the properties count.</text:p>
      <text:p text:style-name="P13"/>
      <text:p text:style-name="P13"/>
      <text:p text:style-name="P8">get_prop_at(idx : int) -&gt; Object</text:p>
      <text:p text:style-name="P13">Description: returns a property at a given index.</text:p>
      <text:p text:style-name="P13"/>
      <text:list xml:id="list36495701" text:continue-numbering="true" text:style-name="L14">
        <text:list-item>
          <text:p text:style-name="P42">Arguments:</text:p>
        </text:list-item>
        <text:list-item>
          <text:p text:style-name="P45"><text:span text:style-name="T1">prop_idx</text:span>: the index of the property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8"><text:soft-page-break/>get_prop_by_id(prop_id : int) -&gt; Object</text:p>
      <text:p text:style-name="P13">Description: returns a property by an id.</text:p>
      <text:p text:style-name="P13"/>
      <text:list xml:id="list36486163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</text:list>
      <text:p text:style-name="P13"/>
      <text:p text:style-name="P13"/>
      <text:p text:style-name="P8">add_blank_row() -&gt; void</text:p>
      <text:p text:style-name="P13">Description: adds a blank row of data.</text:p>
      <text:p text:style-name="P13"/>
      <text:p text:style-name="P13"/>
      <text:p text:style-name="P8">add_row(data_array : Array) -&gt; void</text:p>
      <text:p text:style-name="P13">Description: adds a row of data.</text:p>
      <text:p text:style-name="P13"/>
      <text:list xml:id="list36482439" text:continue-numbering="true" text:style-name="L14">
        <text:list-item>
          <text:p text:style-name="P42">Arguments:</text:p>
        </text:list-item>
        <text:list-item>
          <text:p text:style-name="P45"><text:span text:style-name="T1">data_array</text:span>: the array with data.</text:p>
        </text:list-item>
      </text:list>
      <text:p text:style-name="P13"/>
      <text:p text:style-name="P13"/>
      <text:p text:style-name="P8">remove_row(row_idx : int) -&gt; void</text:p>
      <text:p text:style-name="P13">Description: deletes a row of data at a given index.</text:p>
      <text:p text:style-name="P13"/>
      <text:list xml:id="list36499928" text:continue-numbering="true" text:style-name="L14">
        <text:list-item>
          <text:p text:style-name="P42">Arguments:</text:p>
        </text:list-item>
        <text:list-item>
          <text:p text:style-name="P45"><text:span text:style-name="T1">row_idx</text:span>: the index of the row.</text:p>
        </text:list-item>
      </text:list>
      <text:p text:style-name="P13"/>
      <text:p text:style-name="P13"/>
      <text:p text:style-name="P8">get_rows_count() -&gt; int</text:p>
      <text:p text:style-name="P13">Description: returns the rows count.</text:p>
      <text:p text:style-name="P13"/>
      <text:p text:style-name="P13"/>
      <text:p text:style-name="P8">edit_data(prop_id : int, row_idx : int, data : String) -&gt; void</text:p>
      <text:p text:style-name="P13">Description: edits a data.</text:p>
      <text:p text:style-name="P13"/>
      <text:list xml:id="list36487630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  <text:list-item>
          <text:p text:style-name="P45"><text:span text:style-name="T1">row_idx</text:span>: the index of the row.</text:p>
        </text:list-item>
        <text:list-item>
          <text:p text:style-name="P45"><text:span text:style-name="T1">data</text:span>: the new data.</text:p>
        </text:list-item>
      </text:list>
      <text:p text:style-name="P13"/>
      <text:p text:style-name="P13"/>
      <text:p text:style-name="P8">get_data_size() -&gt; int</text:p>
      <text:p text:style-name="P13">Description: returns the amount of data.</text:p>
      <text:p text:style-name="P13"/>
      <text:p text:style-name="P13"/>
      <text:p text:style-name="P8">get_all_data() -&gt; Array</text:p>
      <text:p text:style-name="P13">Description: returns the data array.</text:p>
      <text:p text:style-name="P13"/>
      <text:p text:style-name="P13"/>
      <text:p text:style-name="P8">get_data_at(idx : int) -&gt; String</text:p>
      <text:p text:style-name="P13">Description: returns a data by a given index.</text:p>
      <text:p text:style-name="P13"/>
      <text:list xml:id="list36472419" text:continue-numbering="true" text:style-name="L14">
        <text:list-item>
          <text:p text:style-name="P42">Arguments:</text:p>
        </text:list-item>
        <text:list-item>
          <text:p text:style-name="P45"><text:span text:style-name="T1">idx</text:span>: the index of the data.</text:p>
        </text:list-item>
      </text:list>
      <text:p text:style-name="P13"/>
      <text:p text:style-name="P13"/>
      <text:p text:style-name="P13"/>
      <text:p text:style-name="P13"/>
      <text:p text:style-name="P8"><text:soft-page-break/>get_data(prop_id : int, row_idx : int) -&gt; String</text:p>
      <text:p text:style-name="P13">Description: returns a data by a property id and at a given row index.</text:p>
      <text:p text:style-name="P13"/>
      <text:list xml:id="list36485559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  <text:list-item>
          <text:p text:style-name="P45"><text:span text:style-name="T1">row_idx</text:span>: the index of the row.</text:p>
        </text:list-item>
      </text:list>
      <text:p text:style-name="P13"/>
      <text:p text:style-name="P13"/>
      <text:p text:style-name="P8">get_data_at_row_idx(row_idx : int) -&gt; Array</text:p>
      <text:p text:style-name="P13">Description: returns an array of data at a given row index.</text:p>
      <text:p text:style-name="P13"/>
      <text:list xml:id="list36471094" text:continue-numbering="true" text:style-name="L14">
        <text:list-item>
          <text:p text:style-name="P42">Arguments:</text:p>
        </text:list-item>
        <text:list-item>
          <text:p text:style-name="P45"><text:span text:style-name="T1">row_idx</text:span>: the index of the row.</text:p>
        </text:list-item>
      </text:list>
      <text:p text:style-name="P13"/>
      <text:p text:style-name="P13"/>
      <text:p text:style-name="P8">get_data_by_prop_id(prop_id : int, data_filter : int) -&gt; Array</text:p>
      <text:p text:style-name="P13">Description: returns an array of daya by a property id and using a filter.</text:p>
      <text:p text:style-name="P13"/>
      <text:list xml:id="list36476982" text:continue-numbering="true" text:style-name="L14">
        <text:list-item>
          <text:p text:style-name="P42">Arguments:</text:p>
        </text:list-item>
        <text:list-item>
          <text:p text:style-name="P45"><text:span text:style-name="T1">prop_id</text:span>: the id of the property.</text:p>
        </text:list-item>
        <text:list-item>
          <text:p text:style-name="P45"><text:span text:style-name="T1">data_filter</text:span>: the filter type of the data. See data filters for more details.</text:p>
        </text:list-item>
      </text:list>
      <text:p text:style-name="P13"/>
      <text:p text:style-name="P13"/>
      <text:p text:style-name="P8">get_data_by_prop_name(prop_name : String) -&gt; Array</text:p>
      <text:p text:style-name="P13">Description: returns an array of data by a property name</text:p>
      <text:p text:style-name="P13"/>
      <text:list xml:id="list36476142" text:continue-numbering="true" text:style-name="L14">
        <text:list-item>
          <text:p text:style-name="P42">Arguments:</text:p>
        </text:list-item>
        <text:list-item>
          <text:p text:style-name="P45"><text:span text:style-name="T1">prop_name</text:span>: the name of the property.</text:p>
        </text:list-item>
      </text:list>
      <text:p text:style-name="P13"/>
      <text:p text:style-name="P13"/>
      <text:p text:style-name="P8">get_data_by_data(data_value : String, data_filter : int) -&gt; Array</text:p>
      <text:p text:style-name="P13">Description: returns an array of data filtered by data and data filter type.</text:p>
      <text:p text:style-name="P13"/>
      <text:list xml:id="list36502281" text:continue-numbering="true" text:style-name="L14">
        <text:list-item>
          <text:p text:style-name="P42">Arguments:</text:p>
        </text:list-item>
        <text:list-item>
          <text:p text:style-name="P45"><text:span text:style-name="T1">data_value</text:span>: the value of the data.</text:p>
        </text:list-item>
        <text:list-item>
          <text:p text:style-name="P45"><text:span text:style-name="T1">data_filter</text:span>: the data filter type. See data filters for more details.</text:p>
        </text:list-item>
      </text:list>
      <text:p text:style-name="P13"/>
      <text:p text:style-name="P13"/>
      <text:p text:style-name="P8">get_data_by_prop_name_and_data(prop_name : String, data_value : String) -&gt; Array</text:p>
      <text:p text:style-name="P13">Description: returns an array of data filtered by a property name and a data value.</text:p>
      <text:p text:style-name="P13"/>
      <text:list xml:id="list36474782" text:continue-numbering="true" text:style-name="L14">
        <text:list-item>
          <text:p text:style-name="P42">Arguments:</text:p>
        </text:list-item>
        <text:list-item>
          <text:p text:style-name="P45"><text:span text:style-name="T1">prop_name</text:span>: the name of the property.</text:p>
        </text:list-item>
        <text:list-item>
          <text:p text:style-name="P45"><text:span text:style-name="T1">data_value</text:span>: the value of the data.</text:p>
        </text:list-item>
      </text:list>
      <text:p text:style-name="P55"/>
      <text:list xml:id="list36481564" text:continue-numbering="true" text:style-name="L14">
        <text:list-item>
          <text:p text:style-name="P53">Example:</text:p>
        </text:list-item>
        <text:list-item>
          <text:p text:style-name="P54">get_data_by_prop_name_and_data(“id”, “1”) =&gt; will return a row of data where the “id” is “1”.</text:p>
        </text:list-item>
      </text:list>
      <text:p text:style-name="P13"/>
      <text:p text:style-name="P13"/>
      <text:p text:style-name="P8">clear() -&gt; void</text:p>
      <text:p text:style-name="P13">Description: clears the table's content.</text:p>
      <text:p text:style-name="P13"/>
      <text:p text:style-name="P13"/>
      <text:p text:style-name="P8">dump() -&gt; String</text:p>
      <text:p text:style-name="P13">Description: dumps the content of the table. Returns a string containing the dum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Bolovan</meta:initial-creator>
    <meta:creation-date>2020-03-29T13:30:08.22</meta:creation-date>
    <dc:date>2020-04-02T16:27:05.71</dc:date>
    <dc:creator>Radu Bolovan</dc:creator>
    <meta:editing-duration>P1DT2H20M51S</meta:editing-duration>
    <meta:editing-cycles>508</meta:editing-cycles>
    <meta:generator>OpenOffice/4.1.5$Win32 OpenOffice.org_project/415m1$Build-9789</meta:generator>
    <meta:document-statistic meta:table-count="0" meta:image-count="35" meta:object-count="0" meta:page-count="23" meta:paragraph-count="429" meta:word-count="2956" meta:character-count="17804"/>
  </office:meta>
</office:document-meta>
</file>